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DejaVu Sans" svg:font-family="'DejaVu Sans'" style:font-pitch="variable"/>
    <style:font-face style:name="Lohit Hindi1" svg:font-family="'Lohit Hindi'" style:font-pitch="variable"/>
    <style:font-face style:name="Kartika" svg:font-family="Kartika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name-complex="Kartika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margin-left="1.0035in" fo:margin-right="0in" fo:text-align="start" style:justify-single-word="false" fo:text-indent="-0.0098in" style:auto-text-indent="false"/>
    </style:style>
    <style:style style:name="P11" style:family="paragraph" style:parent-style-name="Standard">
      <style:paragraph-properties fo:margin-top="0in" fo:margin-bottom="0in" style:contextual-spacing="false" style:line-height-at-least="0.0693in" fo:text-align="start" style:justify-single-word="false"/>
    </style:style>
    <style:style style:name="P12" style:family="paragraph" style:parent-style-name="Standard">
      <style:paragraph-properties fo:margin-top="0in" fo:margin-bottom="0in" style:contextual-spacing="false" style:line-height-at-least="0.0693in"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name-complex="Kartika" style:font-size-complex="12pt" style:font-style-complex="normal" style:font-weight-complex="normal"/>
    </style:style>
    <style:style style:name="P13" style:family="paragraph" style:parent-style-name="Standard">
      <style:paragraph-properties fo:margin-top="0in" fo:margin-bottom="0in" style:contextual-spacing="false" style:line-height-at-least="0.0693in"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name-complex="Kartika" style:font-size-complex="12pt" style:font-style-complex="normal" style:font-weight-complex="bold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style="normal" style:text-underline-style="none" fo:font-weight="bold" style:font-size-asian="12pt" style:font-style-asian="normal" style:font-weight-asian="bold" style:font-name-complex="Kartika" style:font-size-complex="12pt" style:font-style-complex="normal" style:font-weight-complex="bold"/>
    </style:style>
    <style:style style:name="T6" style:family="text">
      <style:text-properties fo:font-size="12pt" fo:font-style="normal" style:text-underline-style="none" fo:font-weight="bold" style:font-name-asian="Liberation Serif" style:font-size-asian="12pt" style:font-style-asian="normal" style:font-weight-asian="bold" style:font-name-complex="Liberation Serif" style:font-size-complex="12pt" style:font-style-complex="normal" style:font-weight-complex="bold"/>
    </style:style>
    <style:style style:name="T7" style:family="text">
      <style:text-properties fo:font-size="12pt" fo:font-style="normal" style:text-underline-style="none" fo:font-weight="normal" style:font-size-asian="12pt" style:font-style-asian="normal" style:font-weight-asian="normal" style:font-name-complex="Kartika" style:font-size-complex="12pt" style:font-style-complex="normal" style:font-weight-complex="normal"/>
    </style:style>
    <style:style style:name="T8" style:family="text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name-complex="Kartika" style:font-size-complex="12pt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09ed87" style:font-weight-asian="normal" style:font-weight-complex="normal"/>
    </style:style>
    <style:style style:name="T12" style:family="text">
      <style:text-properties style:text-underline-style="none" fo:font-weight="normal" officeooo:rsid="000accb7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officeooo:rsid="0009ed87" style:font-weight-asian="normal" style:font-weight-complex="normal"/>
    </style:style>
    <style:style style:name="T1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8" style:family="text">
      <style:text-properties style:text-position="super 58%" fo:font-size="12pt" fo:font-style="normal" style:text-underline-style="none" fo:font-weight="normal" style:font-size-asian="12pt" style:font-style-asian="normal" style:font-weight-asian="normal" style:font-name-complex="Kartika" style:font-size-complex="12pt" style:font-style-complex="normal" style:font-weight-complex="normal"/>
    </style:style>
    <style:style style:name="T19" style:family="text">
      <style:text-properties fo:font-size="10pt" fo:font-style="normal" style:text-underline-style="none" fo:font-weight="normal" style:font-size-asian="10pt" style:font-style-asian="normal" style:font-weight-asian="normal" style:font-name-complex="Kartika" style:font-size-complex="10pt" style:font-style-complex="normal" style:font-weight-complex="normal"/>
    </style:style>
    <style:style style:name="T20" style:family="text">
      <style:text-properties fo:font-size="10pt" fo:font-style="normal" fo:font-weight="normal" style:font-size-asian="10pt" style:font-style-asian="normal" style:font-weight-asian="normal" style:font-name-complex="Kartika" style:font-size-complex="10pt" style:font-style-complex="normal" style:font-weight-complex="normal"/>
    </style:style>
    <style:style style:name="Sect1" style:family="section">
      <style:section-properties style:writing-mode="lr-tb" style:editable="false">
        <style:columns fo:column-count="2" fo:column-gap="0in">
          <style:column style:rel-width="32767*" fo:start-indent="0in" fo:end-indent="0in"/>
          <style:column style:rel-width="32767*" fo:start-indent="0in" fo:end-indent="0in"/>
        </style:columns>
        <text:notes-configuration text:note-class="footnote"/>
      </style:section-properties>
    </style:style>
    <style:style style:name="Sect2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Toli K Carter</text:p>
      <text:p text:style-name="P2">Technical Artist</text:p>
      <text:p text:style-name="P1"><text:a xlink:type="simple" xlink:href="http://www.ToliCarter.com/"><text:span text:style-name="Internet_20_link"><text:span text:style-name="T2">www.</text:span></text:span></text:a><text:a xlink:type="simple" xlink:href="http://www.ToliCarter.com/"><text:span text:style-name="Internet_20_link"><text:span text:style-name="T2">ToliCarter</text:span></text:span></text:a><text:a xlink:type="simple" xlink:href="http://www.ToliCarter.com/"><text:span text:style-name="Internet_20_link"><text:span text:style-name="T2">.com</text:span></text:span></text:a></text:p>
      <text:p text:style-name="P1"><text:a xlink:type="simple" xlink:href="mailto:Toli%20Carter%20%3Cdrachis@gmail.com%3E?subject=Re:%20Resume"><text:span text:style-name="Internet_20_link">drachis@gmail.com</text:span></text:a></text:p>
      <text:p text:style-name="P3">(310) 991-8995</text:p>
      <text:p text:style-name="P4">Objective</text:p>
      <text:p text:style-name="P7"><text:span text:style-name="T4"><text:tab/>As a hybrid technical and artistic resource contribute to reducing <text:s/>technical difficulties through communication and automation.</text:span></text:p>
      <text:p text:style-name="P5"/>
      <text:p text:style-name="P4">Skills</text:p>
      <text:section text:style-name="Sect1" text:name="Section1">
        <text:p text:style-name="P5">Maya and Photoshop Tools</text:p>
        <text:p text:style-name="P5">Python Scripting</text:p>
        <text:p text:style-name="P5">Perforce Setup and Automation</text:p>
        <text:p text:style-name="P5">Pipeline Maintenance</text:p>
        <text:p text:style-name="P5">Level Authoring</text:p>
        <text:p text:style-name="P5">Asset Creation</text:p>
      </text:section>
      <text:section text:style-name="Sect2" text:name="Section2">
        <text:p text:style-name="P5"/>
        <text:p text:style-name="P4">Technical Proficiencies</text:p>
      </text:section>
      <text:section text:style-name="Sect1" text:name="Section3">
        <text:p text:style-name="P5">Python, PyQt, <text:s/></text:p>
        <text:p text:style-name="P5">Maya, MEL, PyMEL</text:p>
        <text:p text:style-name="P5">Photoshop, ExtendScript</text:p>
        <text:p text:style-name="P5">Perforce, Git</text:p>
        <text:p text:style-name="P5">HLSL/CgFx</text:p>
        <text:p text:style-name="P5">3ds Max</text:p>
        <text:p text:style-name="P5">zBrush, Mudbox</text:p>
        <text:p text:style-name="P5">Unreal</text:p>
      </text:section>
      <text:section text:style-name="Sect3" text:name="Section4">
        <text:p text:style-name="P8"/>
        <text:p text:style-name="P8">Experience</text:p>
        <text:p text:style-name="P8"><text:span text:style-name="T10"><text:tab/></text:span><text:span text:style-name="T14">Heavy Iron</text:span><text:span text:style-name="T11"> (June 2013 –October 2013)</text:span></text:p>
        <text:p text:style-name="P8"><text:span text:style-name="T11"><text:tab/><text:tab/></text:span><text:span text:style-name="T12">Optimized AfterEffects export pipeline and rigging scripts</text:span></text:p>
        <text:p text:style-name="P7"><text:span text:style-name="T10"><text:tab/></text:span><text:span text:style-name="T13">Riot Games</text:span><text:span text:style-name="T10"> (March 2010 – February 2013)</text:span></text:p>
        <text:p text:style-name="P10"><text:span text:style-name="T10">Responsible for tools and user setup, focused on environment artist pipeline, created and released maps, prototyped look and feel.</text:span></text:p>
        <text:p text:style-name="P7"><text:span text:style-name="T10"><text:tab/></text:span><text:span text:style-name="T13">Blind Wink Games</text:span><text:span text:style-name="T10"> (July </text:span><text:span text:style-name="T15">2009 – August 2009)</text:span></text:p>
        <text:p text:style-name="P7"><text:span text:style-name="T15"><text:tab/><text:tab/>Iterated on effects for a vertical slice in Unreal.</text:span></text:p>
        <text:p text:style-name="P7"><text:span text:style-name="T15"><text:tab/></text:span><text:span text:style-name="T17">Isopod Labs</text:span><text:span text:style-name="T15"> (January 2009 – May 2009)</text:span></text:p>
        <text:p text:style-name="P7"><text:span text:style-name="T15"><text:tab/><text:tab/>Developed weapons scripts and effects for an Xbox live arcade title.</text:span></text:p>
        <text:p text:style-name="P7"><text:span text:style-name="T15"><text:tab/></text:span><text:span text:style-name="T17">Digital ToyBox</text:span><text:span text:style-name="T15"> (May 2008 – December 2008)</text:span></text:p>
        <text:p text:style-name="P7"><text:span text:style-name="T15"><text:tab/><text:tab/>Created effects for an animation rendered in Unreal.</text:span></text:p>
        <text:p text:style-name="P7"><text:span text:style-name="T6"><text:s/></text:span><text:span text:style-name="T5">Awards</text:span></text:p>
        <text:p text:style-name="P11"><text:span text:style-name="T7">Unearthly Challenge 3</text:span><text:span text:style-name="T18">rd</text:span><text:span text:style-name="T7"> place with entry “Emberspawn”</text:span></text:p>
        <text:p text:style-name="P11"><text:span text:style-name="T7">Make Something Unreal finalist in Phase 2 and 4 with Boilerplate for: </text:span></text:p>
        <text:p text:style-name="P12"><text:tab/>Best; Graphics, Game Mod, vCTF Level, New Character, FPS</text:p>
        <text:p text:style-name="P7"><text:span text:style-name="T7">Interviewed on G4tv “Will Work For Games: Student Developers” <text:s/>about Legion </text:span><text:span text:style-name="T19">[</text:span><text:a xlink:type="simple" xlink:href="http://g4.tv/M3G7UU"><text:span text:style-name="Internet_20_link"><text:span text:style-name="T20">http://g4.tv/M3G7UU</text:span></text:span></text:a><text:span text:style-name="T19">]</text:span></text:p>
        <text:p text:style-name="P9"/>
        <text:p text:style-name="P9">Education</text:p>
        <text:p text:style-name="P6">B.Sc. in Game Art &amp; Design, The Art Institute of California – Los Angeles, Graduated with Honors,</text:p>
        <text:p text:style-name="P13"/>
        <text:p text:style-name="P13">Student Works</text:p>
        <text:p text:style-name="P11"><text:span text:style-name="T5"><text:tab/></text:span><text:span text:style-name="T8">Game Wizards</text:span><text:span text:style-name="T7"> (October 2007 – March 2009)</text:span></text:p>
        <text:p text:style-name="P12"><text:tab/><text:tab/>Projects: Detox, Legion ,Boilerplate, Dead Man's Tales</text:p>
        <text:p text:style-name="P12"><text:tab/><text:tab/>Lead game mod teams of 30+ crafting high quality mods for Unreal 3.</text:p>
        <text:p text:style-name="P11"><text:span text:style-name="T7"><text:tab/></text:span><text:span text:style-name="T8">Red Giant</text:span><text:span text:style-name="T7"> (June 2008 – September 2008, June 2009 – January 2010)</text:span></text:p>
        <text:p text:style-name="P12"><text:tab/><text:tab/>Project: Phantasmagorium</text:p>
        <text:p text:style-name="P12"><text:tab/><text:tab/>Created a Maya asset pipeline, managed content and directed asset creation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" svg:font-family="'Lohit Hindi'"/>
    <style:font-face style:name="DejaVu Sans" svg:font-family="'DejaVu Sans'" style:font-pitch="variable"/>
    <style:font-face style:name="Lohit Hindi1" svg:font-family="'Lohit Hindi'" style:font-pitch="variable"/>
    <style:font-face style:name="Kartika" svg:font-family="Kartika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achis </meta:initial-creator>
    <meta:creation-date>2013-01-30T12:55:21</meta:creation-date>
    <dc:date>2013-10-23T12:32:49.02</dc:date>
    <meta:editing-cycles>8</meta:editing-cycles>
    <meta:editing-duration>PT13M15S</meta:editing-duration>
    <meta:document-statistic meta:table-count="0" meta:image-count="0" meta:object-count="0" meta:page-count="1" meta:paragraph-count="48" meta:word-count="255" meta:character-count="1780" meta:non-whitespace-character-count="1534"/>
    <meta:generator>LibreOffice/4.0.0.3$Windows_x86 LibreOffice_project/7545bee9c2a0782548772a21bc84a9dcc583b89</meta:generator>
  </office:meta>
</office:document-meta>
</file>